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adornments="Regular" style:font-pitch="variable" style:font-charset="x-symbol"/>
    <style:font-face style:name="apple-system" svg:font-family="apple-system, system-ui, 'Segoe UI', system-ui, 'Apple Color Emoji', 'Segoe UI Emoji', 'Segoe UI Web', sans-serif" style:font-charset="x-symbol"/>
  </office:font-face-decls>
  <office:automatic-styles>
    <style:style style:name="Table1" style:family="table">
      <style:table-properties style:width="15.753cm" fo:margin-left="0cm" fo:margin-top="0cm" fo:margin-bottom="0cm" table:align="left" style:writing-mode="lr-tb"/>
    </style:style>
    <style:style style:name="Table1.A" style:family="table-column">
      <style:table-column-properties style:column-width="4.847cm"/>
    </style:style>
    <style:style style:name="Table1.B" style:family="table-column">
      <style:table-column-properties style:column-width="10.906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0.5pt solid #000000" style:writing-mode="lr-tb"/>
    </style:style>
    <style:style style:name="GLOSSARY" style:family="table">
      <style:table-properties style:width="15.903cm" fo:margin-left="0.009cm" fo:margin-top="0cm" fo:margin-bottom="0cm" table:align="left" style:writing-mode="lr-tb"/>
    </style:style>
    <style:style style:name="GLOSSARY.A" style:family="table-column">
      <style:table-column-properties style:column-width="4.24cm"/>
    </style:style>
    <style:style style:name="GLOSSARY.B" style:family="table-column">
      <style:table-column-properties style:column-width="11.663cm"/>
    </style:style>
    <style:style style:name="GLOSSARY.1" style:family="table-row">
      <style:table-row-properties fo:keep-together="auto"/>
    </style:style>
    <style:style style:name="GLOSSARY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2" style:family="table">
      <style:table-properties style:width="15.753cm" fo:margin-left="0cm" fo:margin-top="0cm" fo:margin-bottom="0cm" table:align="left" style:writing-mode="lr-tb"/>
    </style:style>
    <style:style style:name="Table2.A" style:family="table-column">
      <style:table-column-properties style:column-width="4.002cm"/>
    </style:style>
    <style:style style:name="Table2.B" style:family="table-column">
      <style:table-column-properties style:column-width="11.751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0.5pt solid #000000" style:writing-mode="lr-tb"/>
    </style:style>
    <style:style style:name="Table2.2" style:family="table-row">
      <style:table-row-properties style:min-row-height="0.907cm" fo:keep-together="auto"/>
    </style:style>
    <style:style style:name="Table3" style:family="table">
      <style:table-properties style:width="15.753cm" fo:margin-left="0cm" fo:margin-top="0cm" fo:margin-bottom="0cm" table:align="left" style:writing-mode="lr-tb"/>
    </style:style>
    <style:style style:name="Table3.A" style:family="table-column">
      <style:table-column-properties style:column-width="4.401cm"/>
    </style:style>
    <style:style style:name="Table3.B" style:family="table-column">
      <style:table-column-properties style:column-width="11.352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="0.5pt solid #000000" style:writing-mode="lr-tb"/>
    </style:style>
    <style:style style:name="Table4" style:family="table">
      <style:table-properties style:width="15.753cm" fo:margin-left="0cm" fo:margin-top="0cm" fo:margin-bottom="0cm" table:align="left" style:writing-mode="lr-tb"/>
    </style:style>
    <style:style style:name="Table4.A" style:family="table-column">
      <style:table-column-properties style:column-width="4.401cm"/>
    </style:style>
    <style:style style:name="Table4.B" style:family="table-column">
      <style:table-column-properties style:column-width="11.352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191cm" fo:padding-right="0.191cm" fo:padding-top="0cm" fo:padding-bottom="0cm" fo:border="0.5pt solid #000000" style:writing-mode="lr-tb"/>
    </style:style>
    <style:style style:name="TERMS" style:family="table">
      <style:table-properties style:width="15.753cm" fo:margin-left="0cm" fo:margin-top="0cm" fo:margin-bottom="0cm" table:align="left" style:writing-mode="lr-tb"/>
    </style:style>
    <style:style style:name="TERMS.A" style:family="table-column">
      <style:table-column-properties style:column-width="7.078cm"/>
    </style:style>
    <style:style style:name="TERMS.B" style:family="table-column">
      <style:table-column-properties style:column-width="8.675cm"/>
    </style:style>
    <style:style style:name="TERMS.1" style:family="table-row">
      <style:table-row-properties fo:keep-together="auto"/>
    </style:style>
    <style:style style:name="TERMS.A1" style:family="table-cell">
      <style:table-cell-properties fo:padding-left="0.191cm" fo:padding-right="0.191cm" fo:padding-top="0cm" fo:padding-bottom="0cm" fo:border="0.5pt solid #000000" style:writing-mode="lr-tb"/>
    </style:style>
    <style:style style:name="TECHNICAL_5f_COMP" style:display-name="TECHNICAL_COMP" style:family="table">
      <style:table-properties style:width="15.903cm" fo:margin-left="0.009cm" fo:margin-top="0cm" fo:margin-bottom="0cm" table:align="left" style:writing-mode="lr-tb"/>
    </style:style>
    <style:style style:name="TECHNICAL_5f_COMP.A" style:display-name="TECHNICAL_COMP.A" style:family="table-column">
      <style:table-column-properties style:column-width="0.677cm"/>
    </style:style>
    <style:style style:name="TECHNICAL_5f_COMP.B" style:display-name="TECHNICAL_COMP.B" style:family="table-column">
      <style:table-column-properties style:column-width="8.033cm"/>
    </style:style>
    <style:style style:name="TECHNICAL_5f_COMP.C" style:display-name="TECHNICAL_COMP.C" style:family="table-column">
      <style:table-column-properties style:column-width="7.193cm"/>
    </style:style>
    <style:style style:name="TECHNICAL_5f_COMP.1" style:display-name="TECHNICAL_COMP.1" style:family="table-row">
      <style:table-row-properties fo:keep-together="auto"/>
    </style:style>
    <style:style style:name="TECHNICAL_5f_COMP.A1" style:display-name="TECHNICAL_COMP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SOCIAL_5f_VALUES" style:display-name="SOCIAL_VALUES" style:family="table">
      <style:table-properties style:width="15.903cm" fo:margin-left="0.009cm" fo:margin-top="0cm" fo:margin-bottom="0cm" table:align="left" style:writing-mode="lr-tb"/>
    </style:style>
    <style:style style:name="SOCIAL_5f_VALUES.A" style:display-name="SOCIAL_VALUES.A" style:family="table-column">
      <style:table-column-properties style:column-width="0.677cm"/>
    </style:style>
    <style:style style:name="SOCIAL_5f_VALUES.B" style:display-name="SOCIAL_VALUES.B" style:family="table-column">
      <style:table-column-properties style:column-width="8.033cm"/>
    </style:style>
    <style:style style:name="SOCIAL_5f_VALUES.C" style:display-name="SOCIAL_VALUES.C" style:family="table-column">
      <style:table-column-properties style:column-width="7.193cm"/>
    </style:style>
    <style:style style:name="SOCIAL_5f_VALUES.1" style:display-name="SOCIAL_VALUES.1" style:family="table-row">
      <style:table-row-properties fo:keep-together="auto"/>
    </style:style>
    <style:style style:name="SOCIAL_5f_VALUES.A1" style:display-name="SOCIAL_VALUES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ECHNICAL_5f_SKILL" style:display-name="TECHNICAL_SKILL" style:family="table">
      <style:table-properties style:width="14.243cm" fo:margin-left="0.009cm" fo:margin-top="0cm" fo:margin-bottom="0cm" table:align="left" style:writing-mode="lr-tb"/>
    </style:style>
    <style:style style:name="TECHNICAL_5f_SKILL.A" style:display-name="TECHNICAL_SKILL.A" style:family="table-column">
      <style:table-column-properties style:column-width="0.554cm"/>
    </style:style>
    <style:style style:name="TECHNICAL_5f_SKILL.B" style:display-name="TECHNICAL_SKILL.B" style:family="table-column">
      <style:table-column-properties style:column-width="6.569cm"/>
    </style:style>
    <style:style style:name="TECHNICAL_5f_SKILL.C" style:display-name="TECHNICAL_SKILL.C" style:family="table-column">
      <style:table-column-properties style:column-width="7.121cm"/>
    </style:style>
    <style:style style:name="TECHNICAL_5f_SKILL.1" style:display-name="TECHNICAL_SKILL.1" style:family="table-row">
      <style:table-row-properties fo:keep-together="auto"/>
    </style:style>
    <style:style style:name="TECHNICAL_5f_SKILL.A1" style:display-name="TECHNICAL_SKILL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ECHNICAL_5f_SKILL.2" style:display-name="TECHNICAL_SKILL.2" style:family="table-row">
      <style:table-row-properties style:min-row-height="1.312cm" fo:keep-together="auto"/>
    </style:style>
    <style:style style:name="NICE_5f_TO_5f_HAVE_5f_SKILL" style:display-name="NICE_TO_HAVE_SKILL" style:family="table">
      <style:table-properties style:width="14.744cm" fo:margin-left="0.009cm" fo:margin-top="0cm" fo:margin-bottom="0cm" table:align="left" style:writing-mode="lr-tb"/>
    </style:style>
    <style:style style:name="NICE_5f_TO_5f_HAVE_5f_SKILL.A" style:display-name="NICE_TO_HAVE_SKILL.A" style:family="table-column">
      <style:table-column-properties style:column-width="0.554cm"/>
    </style:style>
    <style:style style:name="NICE_5f_TO_5f_HAVE_5f_SKILL.B" style:display-name="NICE_TO_HAVE_SKILL.B" style:family="table-column">
      <style:table-column-properties style:column-width="7.19cm"/>
    </style:style>
    <style:style style:name="NICE_5f_TO_5f_HAVE_5f_SKILL.C" style:display-name="NICE_TO_HAVE_SKILL.C" style:family="table-column">
      <style:table-column-properties style:column-width="7.001cm"/>
    </style:style>
    <style:style style:name="NICE_5f_TO_5f_HAVE_5f_SKILL.1" style:display-name="NICE_TO_HAVE_SKILL.1" style:family="table-row">
      <style:table-row-properties fo:keep-together="auto"/>
    </style:style>
    <style:style style:name="NICE_5f_TO_5f_HAVE_5f_SKILL.A1" style:display-name="NICE_TO_HAVE_SKILL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SCORE" style:family="table">
      <style:table-properties style:width="16.002cm" fo:margin-left="0cm" fo:margin-top="0cm" fo:margin-bottom="0cm" table:align="left" style:writing-mode="lr-tb"/>
    </style:style>
    <style:style style:name="SCORE.A" style:family="table-column">
      <style:table-column-properties style:column-width="3.752cm"/>
    </style:style>
    <style:style style:name="SCORE.B" style:family="table-column">
      <style:table-column-properties style:column-width="5.5cm"/>
    </style:style>
    <style:style style:name="SCORE.C" style:family="table-column">
      <style:table-column-properties style:column-width="6.75cm"/>
    </style:style>
    <style:style style:name="SCORE.1" style:family="table-row">
      <style:table-row-properties fo:keep-together="auto"/>
    </style:style>
    <style:style style:name="SCORE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4" style:family="table">
      <style:table-properties style:width="15.903cm" fo:margin-left="0.009cm" fo:margin-top="0cm" fo:margin-bottom="0cm" table:align="left" style:writing-mode="lr-tb"/>
    </style:style>
    <style:style style:name="Table14.A" style:family="table-column">
      <style:table-column-properties style:column-width="7.952cm"/>
    </style:style>
    <style:style style:name="Table14.1" style:family="table-row">
      <style:table-row-properties fo:keep-together="auto"/>
    </style:style>
    <style:style style:name="Table14.A1" style:family="table-cell">
      <style:table-cell-properties fo:padding-left="0.018cm" fo:padding-right="0.018cm" fo:padding-top="0cm" fo:padding-bottom="0cm" fo:border="0.5pt solid #000000"/>
    </style:style>
    <style:style style:name="Table14.B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14.A11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/>
    </style:style>
    <style:style style:name="Table14.B11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14.A12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/>
    </style:style>
    <style:style style:name="Table14.A13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/>
    </style:style>
    <style:style style:name="Table14.A14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fo:orphans="0" fo:widows="0"/>
    </style:style>
    <style:style style:name="P3" style:family="paragraph" style:parent-style-name="Standard">
      <style:paragraph-properties fo:text-align="center" style:justify-single-word="false" fo:orphans="0" fo:widows="0"/>
      <style:text-properties officeooo:paragraph-rsid="0022842a"/>
    </style:style>
    <style:style style:name="P4" style:family="paragraph" style:parent-style-name="Standard">
      <style:paragraph-properties fo:text-align="center" style:justify-single-word="false"/>
      <style:text-properties fo:color="#000000" loext:opacity="100%" fo:font-size="12.5pt" fo:font-weight="bold" style:font-size-asian="12.5pt" style:font-weight-asian="bold" style:font-size-complex="12.5pt" style:font-weight-complex="bold"/>
    </style:style>
    <style:style style:name="P5" style:family="paragraph" style:parent-style-name="Standard">
      <style:text-properties fo:color="#000000" loext:opacity="100%" fo:font-size="12.5pt" style:font-size-asian="12.5pt" style:font-name-complex="Calibri1" style:font-size-complex="12.5pt"/>
    </style:style>
    <style:style style:name="P6" style:family="paragraph" style:parent-style-name="annotation_20_text">
      <style:paragraph-properties fo:margin-top="0cm" fo:margin-bottom="0cm" style:contextual-spacing="false" fo:text-align="start" style:justify-single-word="false" fo:orphans="2" fo:widows="2"/>
      <style:text-properties fo:color="#000000" loext:opacity="100%" fo:font-size="12.5pt" officeooo:paragraph-rsid="000997cf" style:font-size-asian="12.5pt" style:font-name-complex="Calibri1" style:font-size-complex="12.5pt"/>
    </style:style>
    <style:style style:name="P7" style:family="paragraph" style:parent-style-name="Standard">
      <style:paragraph-properties fo:orphans="0" fo:widows="0"/>
      <style:text-properties fo:color="#000000" loext:opacity="100%" fo:font-size="12.5pt" fo:font-weight="normal" officeooo:paragraph-rsid="0027581e" style:font-size-asian="12.5pt" style:font-weight-asian="normal" style:font-name-complex="Calibri1" style:font-size-complex="12.5pt" style:font-weight-complex="normal"/>
    </style:style>
    <style:style style:name="P8" style:family="paragraph" style:parent-style-name="Standard">
      <style:text-properties fo:color="#000000" loext:opacity="100%" fo:font-weight="bold" officeooo:paragraph-rsid="002ab90e" style:font-weight-asian="bold" style:font-name-complex="Calibri1" style:font-size-complex="12.5pt"/>
    </style:style>
    <style:style style:name="P9" style:family="paragraph" style:parent-style-name="Standard">
      <style:text-properties fo:color="#000000" loext:opacity="100%" fo:font-weight="bold" officeooo:rsid="0030e2db" officeooo:paragraph-rsid="0030e2db" style:font-weight-asian="bold" style:font-name-complex="Calibri1" style:font-size-complex="12.5pt"/>
    </style:style>
    <style:style style:name="P10" style:family="paragraph" style:parent-style-name="Standard">
      <style:text-properties fo:color="#000000" loext:opacity="100%"/>
    </style:style>
    <style:style style:name="P11" style:family="paragraph" style:parent-style-name="Standard">
      <style:paragraph-properties fo:text-align="center" style:justify-single-word="false"/>
      <style:text-properties fo:color="#0f27b1" loext:opacity="100%" fo:font-size="12.5pt" fo:font-weight="bold" style:font-size-asian="12.5pt" style:font-weight-asian="bold" style:font-size-complex="12.5pt" style:font-weight-complex="bold"/>
    </style:style>
    <style:style style:name="P12" style:family="paragraph" style:parent-style-name="Standard">
      <style:paragraph-properties fo:margin-left="0cm" fo:margin-right="0cm" fo:text-indent="-1.251cm" style:auto-text-indent="false"/>
      <style:text-properties style:font-name="Arial" fo:font-size="12.5pt" style:font-size-asian="12.5pt" style:font-name-complex="Arial1" style:font-size-complex="12.5pt"/>
    </style:style>
    <style:style style:name="P13" style:family="paragraph" style:parent-style-name="Standard">
      <style:text-properties style:font-name="Arial" fo:font-size="8pt" style:font-size-asian="8pt" style:font-name-complex="Arial1" style:font-size-complex="8pt"/>
    </style:style>
    <style:style style:name="P14" style:family="paragraph" style:parent-style-name="Standard">
      <style:paragraph-properties fo:margin-left="0cm" fo:margin-right="0cm" fo:text-indent="-1.251cm" style:auto-text-indent="false"/>
      <style:text-properties style:font-name="Arial" fo:font-size="8pt" style:font-size-asian="8pt" style:font-name-complex="Arial1" style:font-size-complex="8pt"/>
    </style:style>
    <style:style style:name="P15" style:family="paragraph" style:parent-style-name="Standard">
      <style:paragraph-properties fo:orphans="0" fo:widows="0"/>
    </style:style>
    <style:style style:name="P16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style:letter-kerning="false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style:letter-kerning="false" fo:background-color="#ffffff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officeooo:paragraph-rsid="0036cef8" style:letter-kerning="false" fo:background-color="#ffffff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P19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font-weight="bold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 style:font-weight-complex="bold"/>
    </style:style>
    <style:style style:name="P20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font-weight="bold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/>
    </style:style>
    <style:style style:name="P21" style:family="paragraph" style:parent-style-name="Standard">
      <style:text-properties style:font-name="Calibri" fo:font-size="8pt" style:letter-kerning="false" style:font-name-asian="Calibri1" style:font-size-asian="8pt" style:language-asian="en" style:country-asian="US" style:font-name-complex="Calibri1" style:font-size-complex="8pt" style:language-complex="ar" style:country-complex="SA"/>
    </style:style>
    <style:style style:name="P22" style:family="paragraph" style:parent-style-name="Standard">
      <style:text-properties style:font-name="Calibri" fo:font-size="8pt" officeooo:paragraph-rsid="0022842a" style:letter-kerning="false" style:font-name-asian="Calibri1" style:font-size-asian="8pt" style:language-asian="en" style:country-asian="US" style:font-name-complex="Calibri1" style:font-size-complex="8pt" style:language-complex="ar" style:country-complex="SA"/>
    </style:style>
    <style:style style:name="P23" style:family="paragraph" style:parent-style-name="Standard">
      <style:text-properties style:font-name="Calibri Light" fo:font-weight="bold" style:font-weight-asian="bold" style:font-name-complex="Calibri Light1"/>
    </style:style>
    <style:style style:name="P24" style:family="paragraph" style:parent-style-name="Standard">
      <style:paragraph-properties fo:break-before="page"/>
      <style:text-properties style:font-name="Calibri Light" fo:font-weight="bold" officeooo:paragraph-rsid="0033811a" style:font-weight-asian="bold" style:font-name-complex="Calibri Light1"/>
    </style:style>
    <style:style style:name="P25" style:family="paragraph" style:parent-style-name="Standard">
      <style:text-properties style:font-name="Calibri Light" fo:font-size="12.5pt" fo:font-weight="bold" style:font-size-asian="12.5pt" style:font-weight-asian="bold" style:font-name-complex="Calibri Light1" style:font-size-complex="12.5pt"/>
    </style:style>
    <style:style style:name="P26" style:family="paragraph" style:parent-style-name="Standard">
      <style:text-properties style:font-name="Calibri Light" fo:font-size="12.5pt" fo:font-weight="bold" officeooo:paragraph-rsid="0027581e" style:font-size-asian="12.5pt" style:font-weight-asian="bold" style:font-name-complex="Calibri Light1" style:font-size-complex="12.5pt" style:font-weight-complex="bold"/>
    </style:style>
    <style:style style:name="P27" style:family="paragraph" style:parent-style-name="Standard">
      <style:text-properties style:font-name-complex="Calibri1" style:font-size-complex="12.5pt"/>
    </style:style>
    <style:style style:name="P28" style:family="paragraph" style:parent-style-name="Normal">
      <style:text-properties officeooo:paragraph-rsid="0020c248" style:font-name-complex="Calibri1" style:font-size-complex="12.5pt"/>
    </style:style>
    <style:style style:name="P29" style:family="paragraph" style:parent-style-name="Standard">
      <style:text-properties officeooo:paragraph-rsid="0022842a" style:font-name-complex="Calibri1" style:font-size-complex="12.5pt"/>
    </style:style>
    <style:style style:name="P30" style:family="paragraph" style:parent-style-name="Standard">
      <style:paragraph-properties fo:orphans="0" fo:widows="0"/>
      <style:text-properties fo:font-size="12.5pt" style:font-size-asian="12.5pt" style:font-name-complex="Calibri1" style:font-size-complex="12.5pt"/>
    </style:style>
    <style:style style:name="P31" style:family="paragraph" style:parent-style-name="Standard">
      <style:paragraph-properties fo:orphans="0" fo:widows="0"/>
      <style:text-properties fo:font-size="12.5pt" fo:font-weight="bold" style:font-size-asian="12.5pt" style:font-weight-asian="bold" style:font-name-complex="Calibri1" style:font-size-complex="12.5pt" style:font-weight-complex="bold"/>
    </style:style>
    <style:style style:name="P32" style:family="paragraph" style:parent-style-name="Standard">
      <style:text-properties fo:font-size="12.5pt" fo:font-weight="bold" style:font-size-asian="12.5pt" style:font-weight-asian="bold" style:font-name-complex="Calibri1" style:font-size-complex="12.5pt" style:font-weight-complex="bold"/>
    </style:style>
    <style:style style:name="P33" style:family="paragraph" style:parent-style-name="Standard">
      <style:paragraph-properties fo:orphans="0" fo:widows="0"/>
      <style:text-properties fo:font-size="12.5pt" fo:font-weight="bold" style:font-size-asian="12.5pt" style:font-weight-asian="bold" style:font-size-complex="12.5pt"/>
    </style:style>
    <style:style style:name="P34" style:family="paragraph" style:parent-style-name="Standard">
      <style:paragraph-properties fo:orphans="0" fo:widows="0"/>
      <style:text-properties fo:font-size="12.5pt" fo:background-color="#ffffff" style:font-size-asian="12.5pt" style:font-name-complex="Calibri1" style:font-size-complex="12.5pt"/>
    </style:style>
    <style:style style:name="P35" style:family="paragraph" style:parent-style-name="Standard">
      <style:text-properties fo:color="#0b0c0c" loext:opacity="100%" fo:background-color="#ffffff" style:font-name-complex="Calibri1" style:font-size-complex="12.5pt"/>
    </style:style>
    <style:style style:name="P36" style:family="paragraph" style:parent-style-name="Standard">
      <style:text-properties fo:color="#0b0c0c" loext:opacity="100%" officeooo:paragraph-rsid="0022842a" fo:background-color="#ffffff" style:font-name-complex="Calibri1" style:font-size-complex="12.5pt"/>
    </style:style>
    <style:style style:name="P37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b0c0c" loext:opacity="100%" style:font-name="Calibri" fo:font-size="12.5pt" style:letter-kerning="false" fo:background-color="#ffffff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P38" style:family="paragraph" style:parent-style-name="Standard">
      <style:text-properties fo:color="#0b0c0c" loext:opacity="100%" fo:font-weight="bold" officeooo:paragraph-rsid="002ab90e" fo:background-color="#ffffff" style:font-weight-asian="bold" style:font-name-complex="Calibri1" style:font-size-complex="12.5pt" style:font-weight-complex="bold"/>
    </style:style>
    <style:style style:name="P39" style:family="paragraph" style:parent-style-name="Standard">
      <style:text-properties fo:font-weight="bold" officeooo:paragraph-rsid="0022842a" style:font-weight-asian="bold" style:font-name-complex="Calibri1" style:font-size-complex="12.5pt" style:font-weight-complex="bold"/>
    </style:style>
    <style:style style:name="P40" style:family="paragraph" style:parent-style-name="Standard">
      <style:text-properties fo:font-weight="bold" officeooo:paragraph-rsid="002ab90e" style:font-weight-asian="bold" style:font-name-complex="Calibri1" style:font-size-complex="12.5pt"/>
    </style:style>
    <style:style style:name="P41" style:family="paragraph" style:parent-style-name="Standard">
      <style:paragraph-properties fo:text-align="center" style:justify-single-word="false" fo:orphans="0" fo:widows="0"/>
      <style:text-properties fo:font-weight="bold" style:font-weight-asian="bold"/>
    </style:style>
    <style:style style:name="P42" style:family="paragraph" style:parent-style-name="Standard">
      <style:paragraph-properties fo:text-align="center" style:justify-single-word="false" fo:orphans="0" fo:widows="0"/>
      <style:text-properties fo:font-weight="bold" officeooo:paragraph-rsid="0022842a" style:font-weight-asian="bold"/>
    </style:style>
    <style:style style:name="P43" style:family="paragraph" style:parent-style-name="Standard">
      <style:paragraph-properties fo:orphans="0" fo:widows="0"/>
      <style:text-properties fo:font-weight="bold" style:font-weight-asian="bold"/>
    </style:style>
    <style:style style:name="P44" style:family="paragraph" style:parent-style-name="Standard">
      <style:paragraph-properties fo:orphans="0" fo:widows="0"/>
      <style:text-properties fo:font-weight="bold" officeooo:paragraph-rsid="0020c248" style:font-weight-asian="bold"/>
    </style:style>
    <style:style style:name="P45" style:family="paragraph" style:parent-style-name="Standard">
      <style:paragraph-properties fo:orphans="0" fo:widows="0"/>
      <style:text-properties fo:font-weight="bold" officeooo:paragraph-rsid="0022842a" style:font-weight-asian="bold"/>
    </style:style>
    <style:style style:name="P46" style:family="paragraph" style:parent-style-name="Standard">
      <style:paragraph-properties fo:orphans="0" fo:widows="0"/>
      <style:text-properties fo:font-weight="bold" officeooo:paragraph-rsid="003851ea" style:font-weight-asian="bold"/>
    </style:style>
    <style:style style:name="P47" style:family="paragraph" style:parent-style-name="Standard">
      <style:paragraph-properties fo:text-align="center" style:justify-single-word="false"/>
      <style:text-properties fo:color="#0000cc" loext:opacity="100%" fo:font-size="12.5pt" fo:font-weight="bold" style:font-size-asian="12.5pt" style:font-weight-asian="bold" style:font-size-complex="12.5pt" style:font-weight-complex="bold"/>
    </style:style>
    <style:style style:name="P48" style:family="paragraph" style:parent-style-name="Standard">
      <style:paragraph-properties fo:orphans="0" fo:widows="0"/>
      <style:text-properties fo:color="#0000cc" loext:opacity="100%" fo:font-size="12.5pt" fo:font-weight="bold" officeooo:paragraph-rsid="0022842a" style:font-size-asian="12.5pt" style:font-weight-asian="bold" style:font-name-complex="Calibri1" style:font-size-complex="12.5pt"/>
    </style:style>
    <style:style style:name="P49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weight="bold" style:letter-kerning="false" style:font-name-asian="Calibri1" style:language-asian="en" style:country-asian="US" style:font-weight-asian="bold" style:language-complex="ar" style:country-complex="SA"/>
    </style:style>
    <style:style style:name="P50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weight="bold" officeooo:paragraph-rsid="00101e32" style:letter-kerning="false" style:font-name-asian="Calibri1" style:language-asian="en" style:country-asian="US" style:font-weight-asian="bold" style:language-complex="ar" style:country-complex="SA"/>
    </style:style>
    <style:style style:name="P51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weight="bold" officeooo:paragraph-rsid="001fdbac" style:letter-kerning="false" style:font-name-asian="Calibri1" style:language-asian="en" style:country-asian="US" style:font-weight-asian="bold" style:language-complex="ar" style:country-complex="SA"/>
    </style:style>
    <style:style style:name="P52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.5pt" fo:font-weight="bold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/>
    </style:style>
    <style:style style:name="P53" style:family="paragraph" style:parent-style-name="Standard">
      <style:text-properties fo:color="#0000cc" loext:opacity="100%" style:font-name="Calibri" fo:font-size="12.5pt" fo:font-weight="bold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/>
    </style:style>
    <style:style style:name="P54" style:family="paragraph" style:parent-style-name="Standard">
      <style:paragraph-properties fo:orphans="0" fo:widows="0"/>
      <style:text-properties fo:color="#0000cc" loext:opacity="100%" fo:font-weight="bold" style:font-weight-asian="bold" style:font-name-complex="Calibri1" style:font-size-complex="12.5pt"/>
    </style:style>
    <style:style style:name="P55" style:family="paragraph" style:parent-style-name="Standard">
      <style:paragraph-properties fo:orphans="0" fo:widows="0"/>
      <style:text-properties fo:color="#0000cc" loext:opacity="100%" fo:font-weight="bold" officeooo:paragraph-rsid="0022842a" style:font-weight-asian="bold" style:font-name-complex="Calibri1" style:font-size-complex="12.5pt"/>
    </style:style>
    <style:style style:name="P56" style:family="paragraph" style:parent-style-name="Standard">
      <style:paragraph-properties fo:orphans="0" fo:widows="0"/>
      <style:text-properties fo:color="#0000cc" loext:opacity="100%" fo:font-weight="bold" officeooo:paragraph-rsid="0020c248" style:font-weight-asian="bold" style:font-name-complex="Calibri1" style:font-weight-complex="bold"/>
    </style:style>
    <style:style style:name="P57" style:family="paragraph" style:parent-style-name="Standard">
      <style:paragraph-properties fo:orphans="0" fo:widows="0"/>
      <style:text-properties fo:color="#0000cc" loext:opacity="100%" fo:font-weight="bold" style:font-weight-asian="bold"/>
    </style:style>
    <style:style style:name="P58" style:family="paragraph" style:parent-style-name="Heading_20_1">
      <style:text-properties style:use-window-font-color="true" loext:opacity="0%" fo:font-size="12.5pt" fo:font-weight="bold" officeooo:paragraph-rsid="0020c248" style:font-name-asian="Calibri1" style:font-size-asian="12.5pt" style:font-weight-asian="bold" style:font-name-complex="Calibri Light1" style:font-size-complex="12.5pt"/>
    </style:style>
    <style:style style:name="P59" style:family="paragraph" style:parent-style-name="Heading_20_1">
      <style:text-properties style:use-window-font-color="true" loext:opacity="0%" fo:font-size="12.5pt" fo:font-weight="bold" style:font-name-asian="Calibri1" style:font-size-asian="12.5pt" style:font-weight-asian="bold" style:font-name-complex="Calibri Light1" style:font-size-complex="12.5pt"/>
    </style:style>
    <style:style style:name="P60" style:family="paragraph" style:parent-style-name="Standard">
      <style:text-properties officeooo:paragraph-rsid="0020c248"/>
    </style:style>
    <style:style style:name="P61" style:family="paragraph" style:parent-style-name="Standard">
      <style:text-properties fo:font-weight="normal" officeooo:paragraph-rsid="0027581e" style:font-weight-asian="normal" style:font-name-complex="Calibri1" style:font-weight-complex="normal"/>
    </style:style>
    <style:style style:name="P62" style:family="paragraph" style:parent-style-name="List_20_Paragraph" style:list-style-name="WWNum2">
      <style:paragraph-properties fo:margin-top="0cm" fo:margin-bottom="0.282cm" style:contextual-spacing="true" fo:hyphenation-ladder-count="no-limit" style:vertical-align="baseline"/>
      <style:text-properties officeooo:paragraph-rsid="002ab90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3" style:family="paragraph" style:parent-style-name="List_20_Paragraph" style:list-style-name="WWNum2">
      <style:paragraph-properties fo:margin-top="0cm" fo:margin-bottom="0.282cm" style:contextual-spacing="true" fo:hyphenation-ladder-count="no-limit" style:vertical-align="baseline"/>
      <style:text-properties officeooo:paragraph-rsid="0033811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4" style:family="paragraph" style:parent-style-name="List_20_Paragraph" style:list-style-name="WWNum2">
      <style:paragraph-properties fo:margin-top="0cm" fo:margin-bottom="0.282cm" style:contextual-spacing="true" fo:text-align="start" style:justify-single-word="false" fo:orphans="2" fo:widows="2" fo:hyphenation-ladder-count="no-limit" style:vertical-align="baseline"/>
      <style:text-properties fo:color="#000000" loext:opacity="100%" style:font-name="Calibri" fo:font-size="12.5pt" fo:language="en" fo:country="GB" fo:font-weight="normal" officeooo:paragraph-rsid="002ab90e" style:letter-kerning="false" style:font-name-asian="Calibri1" style:font-size-asian="12.5pt" style:language-asian="en" style:country-asian="US" style:font-weight-asian="normal" style:font-name-complex="Calibri1" style:font-size-complex="12.5pt" style:language-complex="ar" style:country-complex="SA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5" style:family="paragraph" style:parent-style-name="Standard" style:list-style-name="List_20_1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weight="bold" officeooo:paragraph-rsid="00101e32" style:letter-kerning="false" style:font-name-asian="Calibri1" style:language-asian="en" style:country-asian="US" style:font-weight-asian="bold" style:language-complex="ar" style:country-complex="SA"/>
    </style:style>
    <style:style style:name="P66" style:family="paragraph" style:parent-style-name="Standard">
      <style:paragraph-properties fo:orphans="0" fo:widows="0"/>
      <style:text-properties fo:color="#0000cc" loext:opacity="100%" fo:font-weight="bold" style:font-weight-asian="bold" style:font-name-complex="Calibri1" style:font-size-complex="12.5pt"/>
    </style:style>
    <style:style style:name="P67" style:family="paragraph" style:parent-style-name="Standard" style:list-style-name="List_20_1">
      <style:paragraph-properties fo:orphans="0" fo:widows="0"/>
      <style:text-properties fo:color="#0000cc" loext:opacity="100%" fo:font-weight="bold" officeooo:paragraph-rsid="0008c57b" fo:background-color="#ffffff" style:font-weight-asian="bold" style:font-name-complex="Calibri1" style:font-size-complex="12.5pt"/>
    </style:style>
    <style:style style:name="P68" style:family="paragraph" style:parent-style-name="Standard">
      <style:paragraph-properties fo:text-align="center" style:justify-single-word="false"/>
      <style:text-properties fo:color="#0f27b1" loext:opacity="100%" fo:font-size="12.5pt" fo:font-weight="bold" officeooo:paragraph-rsid="003a1125" style:font-size-asian="12.5pt" style:font-weight-asian="bold" style:font-size-complex="12.5pt" style:font-weight-complex="bold"/>
    </style:style>
    <style:style style:name="T1" style:family="text">
      <style:text-properties style:font-name="Arial" fo:font-size="10pt" style:font-size-asian="10pt" style:font-name-complex="Arial1"/>
    </style:style>
    <style:style style:name="T2" style:family="text">
      <style:text-properties fo:color="#0000cc" loext:opacity="100%" style:font-name="Arial" fo:font-size="10pt" fo:background-color="#ffffff" loext:char-shading-value="0" style:font-size-asian="10pt" style:font-name-complex="Arial1" style:font-size-complex="10pt" style:font-weight-complex="bold"/>
    </style:style>
    <style:style style:name="T3" style:family="text">
      <style:text-properties fo:color="#0000cc" loext:opacity="100%" fo:font-size="10pt" style:font-size-asian="10pt" style:font-size-complex="12.5pt" style:font-weight-complex="bold"/>
    </style:style>
    <style:style style:name="T4" style:family="text">
      <style:text-properties fo:color="#0000cc" loext:opacity="100%" fo:font-size="12.5pt" fo:font-weight="bold" style:font-size-asian="12.5pt" style:font-weight-asian="bold" style:font-size-complex="12.5pt"/>
    </style:style>
    <style:style style:name="T5" style:family="text">
      <style:text-properties fo:color="#0000cc" loext:opacity="100%" fo:font-size="12.5pt" fo:font-weight="bold" style:font-size-asian="12.5pt" style:font-weight-asian="bold" style:font-size-complex="12.5pt" style:font-weight-complex="bold"/>
    </style:style>
    <style:style style:name="T6" style:family="text">
      <style:text-properties fo:color="#0000cc" loext:opacity="100%" fo:font-size="12.5pt" fo:font-weight="bold" style:font-size-asian="12.5pt" style:font-weight-asian="bold" style:font-name-complex="Calibri1" style:font-size-complex="12.5pt"/>
    </style:style>
    <style:style style:name="T7" style:family="text">
      <style:text-properties fo:color="#0000cc" loext:opacity="100%" fo:font-weight="bold" style:font-weight-asian="bold"/>
    </style:style>
    <style:style style:name="T8" style:family="text">
      <style:text-properties fo:color="#0000cc" loext:opacity="100%" fo:font-weight="bold" style:font-weight-asian="bold" style:font-name-complex="Calibri1" style:font-size-complex="12.5pt"/>
    </style:style>
    <style:style style:name="T9" style:family="text">
      <style:text-properties fo:color="#0000cc" loext:opacity="100%" fo:font-weight="bold" officeooo:rsid="0030e2db" style:font-weight-asian="bold" style:font-name-complex="Calibri1" style:font-size-complex="12.5pt"/>
    </style:style>
    <style:style style:name="T10" style:family="text">
      <style:text-properties fo:color="#000000" loext:opacity="100%" fo:font-size="12.5pt" fo:font-weight="bold" style:font-size-asian="12.5pt" style:font-weight-asian="bold" style:font-size-complex="12.5pt" style:font-weight-complex="bold"/>
    </style:style>
    <style:style style:name="T11" style:family="text">
      <style:text-properties fo:color="#000000" loext:opacity="100%" fo:font-size="12.5pt" fo:font-weight="bold" officeooo:rsid="003a1125" style:font-size-asian="12.5pt" style:font-weight-asian="bold" style:font-size-complex="12.5pt" style:font-weight-complex="bold"/>
    </style:style>
    <style:style style:name="T12" style:family="text">
      <style:text-properties fo:color="#000000" loext:opacity="100%" fo:font-weight="bold" style:font-weight-asian="bold" style:font-name-complex="Calibri1" style:font-size-complex="12.5pt"/>
    </style:style>
    <style:style style:name="T13" style:family="text">
      <style:text-properties fo:color="#000000" loext:opacity="100%" fo:font-weight="bold" officeooo:rsid="004ec441" style:font-weight-asian="bold" style:font-name-complex="Calibri1" style:font-size-complex="12.5pt"/>
    </style:style>
    <style:style style:name="T14" style:family="text">
      <style:text-properties fo:color="#000000" loext:opacity="100%" fo:font-weight="bold" officeooo:rsid="004ad131" style:font-weight-asian="bold" style:font-name-complex="Calibri1" style:font-size-complex="12.5pt"/>
    </style:style>
    <style:style style:name="T15" style:family="text">
      <style:text-properties fo:color="#000000" loext:opacity="100%" fo:font-weight="bold" officeooo:rsid="0030e2db" style:font-weight-asian="bold" style:font-name-complex="Calibri1" style:font-size-complex="12.5pt"/>
    </style:style>
    <style:style style:name="T16" style:family="text">
      <style:text-properties fo:color="#000000" loext:opacity="100%" loext:padding="0cm" loext:border="none"/>
    </style:style>
    <style:style style:name="T17" style:family="text">
      <style:text-properties fo:font-size="12.5pt" style:font-size-asian="12.5pt" style:font-size-complex="12.5pt"/>
    </style:style>
    <style:style style:name="T18" style:family="text">
      <style:text-properties fo:font-weight="bold" style:font-weight-asian="bold"/>
    </style:style>
    <style:style style:name="T19" style:family="text">
      <style:text-properties fo:font-weight="bold" style:font-weight-asian="bold" style:font-name-complex="Calibri1" style:font-size-complex="12.5pt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0236d14" style:font-weight-asian="bold" style:font-weight-complex="bold"/>
    </style:style>
    <style:style style:name="T22" style:family="text">
      <style:text-properties style:use-window-font-color="true" loext:opacity="0%" fo:font-size="12.5pt" fo:font-weight="bold" style:font-name-asian="Calibri1" style:font-size-asian="12.5pt" style:font-weight-asian="bold" style:font-name-complex="Calibri Light1" style:font-size-complex="12.5pt"/>
    </style:style>
    <style:style style:name="T23" style:family="text">
      <style:text-properties officeooo:rsid="0016b33f"/>
    </style:style>
    <style:style style:name="T24" style:family="text">
      <style:text-properties fo:font-size="13pt" style:font-size-asian="13pt" style:font-size-complex="13pt"/>
    </style:style>
    <style:style style:name="T25" style:family="text">
      <style:text-properties fo:font-size="13pt" officeooo:rsid="0036cef8" style:font-size-asian="13pt" style:font-size-complex="13pt"/>
    </style:style>
    <style:style style:name="T26" style:family="text">
      <style:text-properties officeooo:rsid="00236d14"/>
    </style:style>
    <style:style style:name="T27" style:family="text">
      <style:text-properties officeooo:rsid="004ec441"/>
    </style:style>
    <style:style style:name="T28" style:family="text">
      <style:text-properties officeooo:rsid="004ac8f4"/>
    </style:style>
    <style:style style:name="T29" style:family="text">
      <style:text-properties officeooo:rsid="002ab90e"/>
    </style:style>
    <style:style style:name="T30" style:family="text">
      <style:text-properties fo:font-variant="normal" fo:text-transform="none" fo:color="#242424" loext:opacity="100%" style:font-name="apple-system" fo:font-size="12pt" fo:letter-spacing="normal" fo:font-style="normal" fo:font-weight="normal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bookmark-start text:name="_Hlk115283844"/>Bid Pack</text:p>
      <text:p text:style-name="P4">Attachment 1: Statement of Requirements</text:p>
      <text:p text:style-name="P4"/>
      <text:p text:style-name="P4"/>
      <text:p text:style-name="P4"/>
      <text:p text:style-name="P4"/>
      <text:p text:style-name="P4"/>
      <text:p text:style-name="P1"/>
      <text:p text:style-name="P68"><text:bookmark-start text:name="_Hlk95926626"/>«Insert Procurement Title» </text:p>
      <text:p text:style-name="P68"><text:span text:style-name="T16">Unique Procurement Reference: </text:span>«Insert Procurement ID»</text:p>
      <text:p text:style-name="P1"><text:span text:style-name="T11">Event </text:span><text:span text:style-name="T10">Reference: </text:span><text:bookmark-start text:name="_Hlk92685062"/><text:span text:style-name="T5">«</text:span><text:bookmark-end text:name="_Hlk92685062"/><text:span text:style-name="T5">Insert Event id»</text:span><text:bookmark-end text:name="_Hlk95926626"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4">a ‘call-off further competition’ in relation to</text:p>
      <text:p text:style-name="P47">«Insert Lot id» «Insert Lot Name»</text:p>
      <text:p text:style-name="P47">«Insert Commercial Agreement name» («Insert Commercial Agreement id»)</text:p>
      <text:p text:style-name="P4"/>
      <text:p text:style-name="P4"/>
      <text:p text:style-name="P4"><text:bookmark-start text:name="_Hlk96322841"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Buyer</text:p>
      <text:p text:style-name="P1"><text:span text:style-name="T4">«Insert Name of Buyer»</text:span><text:span text:style-name="T17"> </text:span><text:bookmark text:name="_Hlk96322526"/><text:bookmark-end text:name="_Hlk115283844"/><text:bookmark-end text:name="_Hlk96322841"/></text:p>
      <text:p text:style-name="P12"/>
      <text:p text:style-name="P14"/>
      <text:p text:style-name="P13"/>
      <text:p text:style-name="P13"/>
      <text:p text:style-name="P13"/>
      <text:p text:style-name="P13"/>
      <text:p text:style-name="P13"><text:bookmark-start text:name="_Toc111560524"/><text:bookmark-start text:name="_Toc111631741"/><text:bookmark-start text:name="_Hlk95974457"/><text:bookmark-start text:name="_Toc95972672"/></text:p>
      <text:p text:style-name="P24">Initial application timeline</text:p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6">Published</text:p>
          </table:table-cell>
          <table:table-cell table:style-name="Table1.A1" office:value-type="string">
            <text:p text:style-name="P49">«Insert Time, Date, Month, Year of #1»</text:p>
          </table:table-cell>
        </table:table-row>
        <table:table-row table:style-name="Table1.1">
          <table:table-cell table:style-name="Table1.A1" office:value-type="string">
            <text:p text:style-name="P17">Deadline for asking questions</text:p>
          </table:table-cell>
          <table:table-cell table:style-name="Table1.A1" office:value-type="string">
            <text:p text:style-name="P49">«Insert Time, Date, Month, Year of #2»</text:p>
          </table:table-cell>
        </table:table-row>
        <table:table-row table:style-name="Table1.1">
          <table:table-cell table:style-name="Table1.A1" office:value-type="string">
            <text:p text:style-name="P17">Closing date for applications</text:p>
          </table:table-cell>
          <table:table-cell table:style-name="Table1.A1" office:value-type="string">
            <text:p text:style-name="P49">«Insert Time, Date, Month, Year of #4»</text:p>
          </table:table-cell>
        </table:table-row>
      </table:table>
      <text:p text:style-name="Standard"/>
      <text:h text:style-name="P58" text:outline-level="1"><text:bookmark-start text:name="_Toc111560119"/><text:bookmark-start text:name="_Toc111565623"/><text:bookmark-start text:name="_Toc111570292"/><text:bookmark-start text:name="_Toc111634086"/><text:bookmark-start text:name="_Toc111648149"/><text:bookmark-start text:name="_Toc92688256"/>Glossary<text:bookmark-end text:name="_Toc111560119"/><text:bookmark-end text:name="_Toc111565623"/><text:bookmark-end text:name="_Toc111570292"/><text:bookmark-end text:name="_Toc111634086"/><text:bookmark-end text:name="_Toc111648149"/><text:bookmark-end text:name="_Toc92688256"/></text:h>
      <text:p text:style-name="P60"/>
      <table:table table:name="GLOSSARY" table:style-name="GLOSSARY">
        <table:table-column table:style-name="GLOSSARY.A"/>
        <table:table-column table:style-name="GLOSSARY.B"/>
        <table:table-row table:style-name="GLOSSARY.1">
          <table:table-cell table:style-name="GLOSSARY.A1" office:value-type="string">
            <text:p text:style-name="P44">Term / Acronym</text:p>
          </table:table-cell>
          <table:table-cell table:style-name="GLOSSARY.A1" office:value-type="string">
            <text:p text:style-name="P44">Description</text:p>
          </table:table-cell>
        </table:table-row>
        <table:table-row table:style-name="GLOSSARY.1">
          <table:table-cell table:style-name="GLOSSARY.A1" office:value-type="string">
            <text:p text:style-name="P56">«Insert Glossary Term Title #1 of n (max 20)»</text:p>
          </table:table-cell>
          <table:table-cell table:style-name="GLOSSARY.A1" office:value-type="string">
            <text:p text:style-name="P56">«Insert Glossary Term Description #1 of n (max 20)»</text:p>
          </table:table-cell>
        </table:table-row>
      </table:table>
      <text:p text:style-name="P60"/>
      <text:p text:style-name="P23">Overview</text:p>
      <text:p text:style-name="Standard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7">Summary of the work</text:p>
          </table:table-cell>
          <table:table-cell table:style-name="Table2.A1" office:value-type="string">
            <text:p text:style-name="P49">«Insert_work_summary»</text:p>
          </table:table-cell>
        </table:table-row>
        <table:table-row table:style-name="Table2.2">
          <table:table-cell table:style-name="Table2.A1" office:value-type="string">
            <text:p text:style-name="P17">Location</text:p>
          </table:table-cell>
          <table:table-cell table:style-name="Table2.A1" office:value-type="string">
            <text:list xml:id="list3577324604" text:style-name="List_20_1">
              <text:list-item>
                <text:p text:style-name="P65">«Insert inputs from page Where the research will take place»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17">Research dates</text:p>
          </table:table-cell>
          <table:table-cell table:style-name="Table2.A1" office:value-type="string">
            <text:p text:style-name="P50">«Insert inputs from page Research dates»</text:p>
          </table:table-cell>
        </table:table-row>
        <table:table-row table:style-name="Table2.1">
          <table:table-cell table:style-name="Table2.A1" office:value-type="string">
            <text:p text:style-name="P17">Organisation the work is for</text:p>
          </table:table-cell>
          <table:table-cell table:style-name="Table2.A1" office:value-type="string">
            <text:p text:style-name="P49">«Insert Name of Buyer»</text:p>
          </table:table-cell>
        </table:table-row>
        <table:table-row table:style-name="Table2.1">
          <table:table-cell table:style-name="Table2.A1" office:value-type="string">
            <text:p text:style-name="P18">Budget range <text:span text:style-name="T30">£</text:span></text:p>
          </table:table-cell>
          <table:table-cell table:style-name="Table2.A1" office:value-type="string">
            <text:p text:style-name="P51">«Project_Budget_Min_<text:span text:style-name="T23">C</text:span>onditional»<text:span text:style-name="T24"> </text:span><text:span text:style-name="T25">up</text:span>to «Project_Budget_Max»</text:p>
          </table:table-cell>
        </table:table-row>
      </table:table>
      <text:p text:style-name="Standard"/>
      <text:p text:style-name="P23">About the work</text:p>
      <text:p text:style-name="Standard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37">Early market engagement</text:p>
          </table:table-cell>
          <table:table-cell table:style-name="Table3.A1" office:value-type="string">
            <text:p text:style-name="P49">«Insert_Prev_Market_Engage_Box_1»</text:p>
          </table:table-cell>
        </table:table-row>
      </table:table>
      <text:p text:style-name="Standard"/>
      <text:p text:style-name="Standard"/>
      <text:p text:style-name="P23">About the research</text:p>
      <text:p text:style-name="Standard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37">Description of your participants</text:p>
          </table:table-cell>
          <table:table-cell table:style-name="Table4.A1" office:value-type="string">
            <text:p text:style-name="P50">«Insert inputs from page Description of your participants»</text:p>
          </table:table-cell>
        </table:table-row>
        <table:table-row table:style-name="Table4.1">
          <table:table-cell table:style-name="Table4.A1" office:value-type="string">
            <text:p text:style-name="P37">Assisted digital and accessibility requirements</text:p>
          </table:table-cell>
          <table:table-cell table:style-name="Table4.A1" office:value-type="string">
            <text:p text:style-name="P50">«Insert inputs from page Assisted digital and accessibility requirements»</text:p>
          </table:table-cell>
        </table:table-row>
        <table:table-row table:style-name="Table4.1">
          <table:table-cell table:style-name="Table4.A1" office:value-type="string">
            <text:p text:style-name="P37">Research plan</text:p>
          </table:table-cell>
          <table:table-cell table:style-name="Table4.A1" office:value-type="string">
            <text:p text:style-name="P50">«Insert inputs from page Research plan»</text:p>
          </table:table-cell>
        </table:table-row>
        <table:table-row table:style-name="Table4.1">
          <table:table-cell table:style-name="Table4.A1" office:value-type="string">
            <text:p text:style-name="P37">Research location</text:p>
          </table:table-cell>
          <table:table-cell table:style-name="Table4.A1" office:value-type="string">
            <text:p text:style-name="P50">«Insert inputs from page Research location»</text:p>
          </table:table-cell>
        </table:table-row>
        <table:table-row table:style-name="Table4.1">
          <table:table-cell table:style-name="Table4.A1" office:value-type="string">
            <text:p text:style-name="P37">Access restrictions at location</text:p>
          </table:table-cell>
          <table:table-cell table:style-name="Table4.A1" office:value-type="string">
            <text:p text:style-name="P50">«Insert inputs from page Access restrictions at location»</text:p>
          </table:table-cell>
        </table:table-row>
        <table:table-row table:style-name="Table4.1">
          <table:table-cell table:style-name="Table4.A1" office:value-type="string">
            <text:p text:style-name="P37">Number of research <text:soft-page-break/>rounds</text:p>
          </table:table-cell>
          <table:table-cell table:style-name="Table4.A1" office:value-type="string">
            <text:p text:style-name="P50">«Insert inputs from page Number of research rounds»</text:p>
          </table:table-cell>
        </table:table-row>
        <table:table-row table:style-name="Table4.1">
          <table:table-cell table:style-name="Table4.A1" office:value-type="string">
            <text:p text:style-name="P37">Number of participants per round</text:p>
          </table:table-cell>
          <table:table-cell table:style-name="Table4.A1" office:value-type="string">
            <text:p text:style-name="P50">«Insert inputs from page Number of participants per round»</text:p>
          </table:table-cell>
        </table:table-row>
        <table:table-row table:style-name="Table4.1">
          <table:table-cell table:style-name="Table4.A1" office:value-type="string">
            <text:p text:style-name="P37">How often research will happen</text:p>
          </table:table-cell>
          <table:table-cell table:style-name="Table4.A1" office:value-type="string">
            <text:p text:style-name="P50">«Insert inputs from page How often research will happen»</text:p>
          </table:table-cell>
        </table:table-row>
        <table:table-row table:style-name="Table4.1">
          <table:table-cell table:style-name="Table4.A1" office:value-type="string">
            <text:p text:style-name="P37">Evening or weekend research</text:p>
          </table:table-cell>
          <table:table-cell table:style-name="Table4.A1" office:value-type="string">
            <text:p text:style-name="P50">«Insert inputs from page Evening or weekend research»</text:p>
          </table:table-cell>
        </table:table-row>
      </table:table>
      <text:p text:style-name="Standard"/>
      <text:p text:style-name="Standard"/>
      <text:p text:style-name="P23">Additional information</text:p>
      <text:p text:style-name="Standard"/>
      <table:table table:name="TERMS" table:style-name="TERMS">
        <table:table-column table:style-name="TERMS.A"/>
        <table:table-column table:style-name="TERMS.B"/>
        <table:table-row table:style-name="TERMS.1">
          <table:table-cell table:style-name="TERMS.A1" office:value-type="string">
            <text:p text:style-name="P19">Special terms and conditions</text:p>
          </table:table-cell>
          <table:table-cell table:style-name="TERMS.A1" office:value-type="string">
            <text:p text:style-name="P19">Description</text:p>
          </table:table-cell>
        </table:table-row>
        <table:table-row table:style-name="TERMS.1">
          <table:table-cell table:style-name="TERMS.A1" office:value-type="string">
            <text:p text:style-name="P49">«Insert_Special_Term Title #1 of n (max 20)_Condtional»</text:p>
          </table:table-cell>
          <table:table-cell table:style-name="TERMS.A1" office:value-type="string">
            <text:p text:style-name="P49">«Insert Special_Term Description #1 of n (max 20)_Conditional»</text:p>
          </table:table-cell>
        </table:table-row>
      </table:table>
      <text:p text:style-name="P21"/>
      <text:p text:style-name="P6"/>
      <text:p text:style-name="P36"><text:span text:style-name="T20">How many suppliers </text:span><text:span text:style-name="T21">will get through stage 2</text:span><text:span text:style-name="T26"><text:line-break/></text:span></text:p>
      <text:p text:style-name="P48">«Insert Number of suppliers»</text:p>
      <text:p text:style-name="P48"/>
      <text:p text:style-name="P26">How suppliers will be evaluated</text:p>
      <text:p text:style-name="P61"/>
      <text:p text:style-name="P7">All shortlisted suppliers will be invited to further assessment and will be asked to provide a written proposal - this is a mandatory assessment method. Buyers may also wish to use additional assessment methods to evaluate individual criteria - these will be listed below.</text:p>
      <text:p text:style-name="P7"/>
      <text:p text:style-name="P38">Evaluation weighting</text:p>
      <text:p text:style-name="P40"/>
      <text:p text:style-name="P40">Technical competence</text:p>
      <text:list xml:id="list3405198435" text:style-name="WWNum2">
        <text:list-item>
          <text:p text:style-name="P62"><text:span text:style-name="T8">«insert_Technical_Comp_Weight» % - </text:span><text:span text:style-name="T12">Technical</text:span></text:p>
          <text:list>
            <text:list-item>
              <text:p text:style-name="P62"><text:span text:style-name="T8">«insert_Technical_Comp_Ess_Skill_Weight_overall_#» % - </text:span><text:span text:style-name="T19">Essential</text:span></text:p>
            </text:list-item>
            <text:list-item>
              <text:p text:style-name="P62"><text:span text:style-name="T8">«insert_Technical_Comp_Nice_Skill_Weight_overall_#» % - </text:span><text:span text:style-name="T12">Nice to have skills</text:span></text:p>
            </text:list-item>
            <text:list-item>
              <text:p text:style-name="P62"><text:span text:style-name="T8">«insert_Technical_Comp_Tech_Q_Weight_overall_#» % - </text:span><text:span text:style-name="T12">Quality </text:span></text:p>
            </text:list-item>
          </text:list>
        </text:list-item>
      </text:list>
      <text:p text:style-name="P9">Availability</text:p>
      <text:list xml:id="list131527669133474" text:continue-numbering="true" text:style-name="WWNum2">
        <text:list-item>
          <text:p text:style-name="P63"><text:span text:style-name="T8">«insert_</text:span><text:span text:style-name="T9">Availability</text:span><text:span text:style-name="T8">_ Weight Conditional» % - </text:span><text:span text:style-name="T15">Availability</text:span></text:p>
        </text:list-item>
      </text:list>
      <text:p text:style-name="P8">Social <text:span text:style-name="T27">v</text:span>alue<text:span text:style-name="T28">s</text:span></text:p>
      <text:list xml:id="list131528712448451" text:continue-numbering="true" text:style-name="WWNum2">
        <text:list-item>
          <text:p text:style-name="P62"><text:span text:style-name="T8">«insert_Social_Value_ Weight Conditional» % - </text:span><text:span text:style-name="T12">Social </text:span><text:span text:style-name="T13">v</text:span><text:span text:style-name="T12">alue</text:span><text:span text:style-name="T14">s</text:span></text:p>
        </text:list-item>
      </text:list>
      <text:p text:style-name="P8">Price</text:p>
      <text:list xml:id="list131528210385912" text:continue-numbering="true" text:style-name="WWNum2">
        <text:list-item>
          <text:p text:style-name="P64"><text:span text:style-name="T7">«insert_Price_ Weight» % - </text:span><text:span text:style-name="T18">Price</text:span></text:p>
        </text:list-item>
      </text:list>
      <text:p text:style-name="P48"/>
      <text:p text:style-name="P39">Technical criteria</text:p>
      <text:p text:style-name="P29"/>
      <table:table table:name="TECHNICAL_COMP" table:style-name="TECHNICAL_5f_COMP">
        <table:table-column table:style-name="TECHNICAL_5f_COMP.A"/>
        <table:table-column table:style-name="TECHNICAL_5f_COMP.B"/>
        <table:table-column table:style-name="TECHNICAL_5f_COMP.C"/>
        <text:soft-page-break/>
        <table:table-row table:style-name="TECHNICAL_5f_COMP.1">
          <table:table-cell table:style-name="TECHNICAL_5f_COMP.A1" office:value-type="string">
            <text:p text:style-name="P42">#</text:p>
          </table:table-cell>
          <table:table-cell table:style-name="TECHNICAL_5f_COMP.A1" office:value-type="string">
            <text:p text:style-name="P45">Question</text:p>
          </table:table-cell>
          <table:table-cell table:style-name="TECHNICAL_5f_COMP.A1" office:value-type="string">
            <text:p text:style-name="P46">Weighting %</text:p>
          </table:table-cell>
        </table:table-row>
        <table:table-row table:style-name="TECHNICAL_5f_COMP.1">
          <table:table-cell table:style-name="TECHNICAL_5f_COMP.A1" office:value-type="string">
            <text:p text:style-name="P3">1</text:p>
          </table:table-cell>
          <table:table-cell table:style-name="TECHNICAL_5f_COMP.A1" office:value-type="string">
            <text:p text:style-name="P55">«insert_Technical_Comp_Tech_Q_Descrip»</text:p>
          </table:table-cell>
          <table:table-cell table:style-name="TECHNICAL_5f_COMP.A1" office:value-type="string">
            <text:p text:style-name="P55">«insert_Technical_Comp_Tech_Q_Weight#»</text:p>
          </table:table-cell>
        </table:table-row>
      </table:table>
      <text:p text:style-name="P29"/>
      <text:p text:style-name="P29"/>
      <text:p text:style-name="P39">Social <text:span text:style-name="T29">v</text:span>alue criteria</text:p>
      <text:p text:style-name="P29"/>
      <table:table table:name="SOCIAL_VALUES" table:style-name="SOCIAL_5f_VALUES">
        <table:table-column table:style-name="SOCIAL_5f_VALUES.A"/>
        <table:table-column table:style-name="SOCIAL_5f_VALUES.B"/>
        <table:table-column table:style-name="SOCIAL_5f_VALUES.C"/>
        <table:table-row table:style-name="SOCIAL_5f_VALUES.1">
          <table:table-cell table:style-name="SOCIAL_5f_VALUES.A1" office:value-type="string">
            <text:p text:style-name="P42">#</text:p>
          </table:table-cell>
          <table:table-cell table:style-name="SOCIAL_5f_VALUES.A1" office:value-type="string">
            <text:p text:style-name="P45">Question</text:p>
          </table:table-cell>
          <table:table-cell table:style-name="SOCIAL_5f_VALUES.A1" office:value-type="string">
            <text:p text:style-name="P46">Weighting %</text:p>
          </table:table-cell>
        </table:table-row>
        <table:table-row table:style-name="SOCIAL_5f_VALUES.1">
          <table:table-cell table:style-name="SOCIAL_5f_VALUES.A1" office:value-type="string">
            <text:p text:style-name="P3">1</text:p>
          </table:table-cell>
          <table:table-cell table:style-name="SOCIAL_5f_VALUES.A1" office:value-type="string">
            <text:p text:style-name="P55">«insert_SocVal_Question_#_conditional»</text:p>
          </table:table-cell>
          <table:table-cell table:style-name="SOCIAL_5f_VALUES.A1" office:value-type="string">
            <text:p text:style-name="P55">«insert_SocVal_Question_Weight_#_conditional»</text:p>
          </table:table-cell>
        </table:table-row>
      </table:table>
      <text:p text:style-name="P22"/>
      <text:p text:style-name="Standard"/>
      <text:p text:style-name="P23">Skills and experience</text:p>
      <text:p text:style-name="P23"/>
      <text:p text:style-name="P5">Buyers will use the essential and nice-to-have skills and experience to shortlist suppliers using their responses against each of the criteria. The essential and nice-to-have skills and experience form part of the overall technical competence of the supplier.</text:p>
      <text:p text:style-name="P5"/>
      <text:p text:style-name="P32">Essential skills and experience</text:p>
      <text:p text:style-name="P27"/>
      <table:table table:name="TECHNICAL_SKILL" table:style-name="TECHNICAL_5f_SKILL">
        <table:table-column table:style-name="TECHNICAL_5f_SKILL.A"/>
        <table:table-column table:style-name="TECHNICAL_5f_SKILL.B"/>
        <table:table-column table:style-name="TECHNICAL_5f_SKILL.C"/>
        <table:table-row table:style-name="TECHNICAL_5f_SKILL.1">
          <table:table-cell table:style-name="TECHNICAL_5f_SKILL.A1" office:value-type="string">
            <text:p text:style-name="P41">#</text:p>
          </table:table-cell>
          <table:table-cell table:style-name="TECHNICAL_5f_SKILL.A1" office:value-type="string">
            <text:p text:style-name="P43">Question</text:p>
          </table:table-cell>
          <table:table-cell table:style-name="TECHNICAL_5f_SKILL.A1" office:value-type="string">
            <text:p text:style-name="P46">Weighting %</text:p>
          </table:table-cell>
        </table:table-row>
        <table:table-row table:style-name="TECHNICAL_5f_SKILL.2">
          <table:table-cell table:style-name="TECHNICAL_5f_SKILL.A1" office:value-type="string">
            <text:p text:style-name="P2">1</text:p>
          </table:table-cell>
          <table:table-cell table:style-name="TECHNICAL_5f_SKILL.A1" office:value-type="string">
            <text:p text:style-name="P54">«insert_Technical_Comp_Ess_Skill_Descrip»</text:p>
            <text:p text:style-name="P15"/>
          </table:table-cell>
          <table:table-cell table:style-name="TECHNICAL_5f_SKILL.A1" office:value-type="string">
            <text:p text:style-name="P54">«insert_Technical_Comp_Ess_Skill_Weight#»</text:p>
          </table:table-cell>
        </table:table-row>
      </table:table>
      <text:p text:style-name="Standard"/>
      <text:p text:style-name="P32">Nice-to-have skills and experience</text:p>
      <text:p text:style-name="P27"/>
      <table:table table:name="NICE_TO_HAVE_SKILL" table:style-name="NICE_5f_TO_5f_HAVE_5f_SKILL">
        <table:table-column table:style-name="NICE_5f_TO_5f_HAVE_5f_SKILL.A"/>
        <table:table-column table:style-name="NICE_5f_TO_5f_HAVE_5f_SKILL.B"/>
        <table:table-column table:style-name="NICE_5f_TO_5f_HAVE_5f_SKILL.C"/>
        <table:table-row table:style-name="NICE_5f_TO_5f_HAVE_5f_SKILL.1">
          <table:table-cell table:style-name="NICE_5f_TO_5f_HAVE_5f_SKILL.A1" office:value-type="string">
            <text:p text:style-name="P41">#</text:p>
          </table:table-cell>
          <table:table-cell table:style-name="NICE_5f_TO_5f_HAVE_5f_SKILL.A1" office:value-type="string">
            <text:p text:style-name="P43">Question</text:p>
          </table:table-cell>
          <table:table-cell table:style-name="NICE_5f_TO_5f_HAVE_5f_SKILL.A1" office:value-type="string">
            <text:p text:style-name="P46">Weighting %</text:p>
          </table:table-cell>
        </table:table-row>
        <table:table-row table:style-name="NICE_5f_TO_5f_HAVE_5f_SKILL.1">
          <table:table-cell table:style-name="NICE_5f_TO_5f_HAVE_5f_SKILL.A1" office:value-type="string">
            <text:p text:style-name="P2">1</text:p>
          </table:table-cell>
          <table:table-cell table:style-name="NICE_5f_TO_5f_HAVE_5f_SKILL.A1" office:value-type="string">
            <text:p text:style-name="P15"><text:span text:style-name="T8">«insert_Technical_Comp_</text:span><text:span text:style-name="T6">Nice_Skill_Descrip_conditional</text:span><text:span text:style-name="T8">»</text:span></text:p>
            <text:p text:style-name="P15"/>
          </table:table-cell>
          <table:table-cell table:style-name="NICE_5f_TO_5f_HAVE_5f_SKILL.A1" office:value-type="string">
            <text:p text:style-name="P15"><text:span text:style-name="T8">«insert_Technical_Comp_</text:span><text:span text:style-name="T6">Nice_Skill_Weight#»</text:span></text:p>
          </table:table-cell>
        </table:table-row>
      </table:table>
      <text:p text:style-name="Standard"/>
      <text:p text:style-name="P28"/>
      <text:p text:style-name="P35">Additional assessment methods</text:p>
      <text:p text:style-name="P35"/>
      <text:list xml:id="list131528167790669" text:continue-list="list3577324604" text:style-name="List_20_1">
        <text:list-item>
          <text:p text:style-name="P67">«insert_Assess_model_selection conditional»</text:p>
        </text:list-item>
      </text:list>
      <text:p text:style-name="Standard"><text:s text:c="5"/></text:p>
      <text:p text:style-name="P25">How suppliers will be scored</text:p>
      <text:p text:style-name="P53"/>
      <table:table table:name="SCORE" table:style-name="SCORE">
        <table:table-column table:style-name="SCORE.A"/>
        <table:table-column table:style-name="SCORE.B"/>
        <table:table-column table:style-name="SCORE.C"/>
        <table:table-row table:style-name="SCORE.1">
          <table:table-cell table:style-name="SCORE.A1" office:value-type="string">
            <text:p text:style-name="P20">Level</text:p>
          </table:table-cell>
          <table:table-cell table:style-name="SCORE.A1" office:value-type="string">
            <text:p text:style-name="P20">Score</text:p>
          </table:table-cell>
          <table:table-cell table:style-name="SCORE.A1" office:value-type="string">
            <text:p text:style-name="P20">Description</text:p>
          </table:table-cell>
        </table:table-row>
        <table:table-row table:style-name="SCORE.1">
          <table:table-cell table:style-name="SCORE.A1" office:value-type="string">
            <text:p text:style-name="P52">«Insert_Score_Model_Descr_Marks»</text:p>
          </table:table-cell>
          <table:table-cell table:style-name="SCORE.A1" office:value-type="string">
            <text:p text:style-name="P52">«Insert_Score_Model_Descr_Score»</text:p>
          </table:table-cell>
          <table:table-cell table:style-name="SCORE.A1" office:value-type="string">
            <text:p text:style-name="P52">«Insert_Score_Model_Descr_Description»</text:p>
          </table:table-cell>
        </table:table-row>
      </table:table>
      <text:h text:style-name="P59" text:outline-level="1"><text:soft-page-break/></text:h>
      <text:h text:style-name="Heading_20_1" text:outline-level="1"><text:bookmark-start text:name="_Hlk115283791"/><text:span text:style-name="T22">Timelines for the competition</text:span><text:bookmark-end text:name="_Hlk115283791"/><text:bookmark-end text:name="_Toc111631741"/><text:bookmark-end text:name="_Toc111560524"/><text:bookmark-end text:name="_Toc95972672"/><text:line-break/><text:bookmark-end text:name="_Hlk95974457"/></text:h>
      <text:p text:style-name="P10">These are our intended timelines. We will try to achieve these but, for a range of reasons, dates can change. <text:s/>We will tell you if and when timelines change.<text:line-break/></text:p>
      <table:table table:name="Table14" table:style-name="Table14">
        <table:table-column table:style-name="Table14.A" table:number-columns-repeated="2"/>
        <table:table-row table:style-name="Table14.1">
          <table:table-cell table:style-name="Table14.A1" office:value-type="string">
            <text:p text:style-name="P31">Procurement timetable (provisional)</text:p>
          </table:table-cell>
          <table:table-cell table:style-name="Table14.B1" office:value-type="string">
            <text:p text:style-name="P33">Time / Date</text:p>
          </table:table-cell>
        </table:table-row>
        <table:table-row table:style-name="Table14.1">
          <table:table-cell table:style-name="Table14.A1" office:value-type="string">
            <text:p text:style-name="P30">Published</text:p>
          </table:table-cell>
          <table:table-cell table:style-name="Table14.B1" office:value-type="string">
            <text:p text:style-name="P57">«Insert Time, Date, Month, Year of #1»</text:p>
          </table:table-cell>
        </table:table-row>
        <table:table-row table:style-name="Table14.1">
          <table:table-cell table:style-name="Table14.A1" office:value-type="string">
            <text:p text:style-name="P34">Deadline for asking questions</text:p>
          </table:table-cell>
          <table:table-cell table:style-name="Table14.B1" office:value-type="string">
            <text:p text:style-name="P57">«Insert Time, Date, Month, Year of #2»</text:p>
          </table:table-cell>
        </table:table-row>
        <table:table-row table:style-name="Table14.1">
          <table:table-cell table:style-name="Table14.A1" office:value-type="string">
            <text:p text:style-name="P34">Deadline for publishing clarification responses</text:p>
          </table:table-cell>
          <table:table-cell table:style-name="Table14.B1" office:value-type="string">
            <text:p text:style-name="P57">«Insert Time, Date, Month, Year of #3»</text:p>
          </table:table-cell>
        </table:table-row>
        <table:table-row table:style-name="Table14.1">
          <table:table-cell table:style-name="Table14.A1" office:value-type="string">
            <text:p text:style-name="P34">Closing date for applications</text:p>
          </table:table-cell>
          <table:table-cell table:style-name="Table14.B1" office:value-type="string">
            <text:p text:style-name="P57">«Insert Time, Date, Month, Year of #4»</text:p>
          </table:table-cell>
        </table:table-row>
        <table:table-row table:style-name="Table14.1">
          <table:table-cell table:style-name="Table14.A1" office:value-type="string">
            <text:p text:style-name="P30">Evaluation of shortlisting responses</text:p>
          </table:table-cell>
          <table:table-cell table:style-name="Table14.B1" office:value-type="string">
            <text:p text:style-name="P57">«Insert Time, Date, Month, Year of #6»</text:p>
          </table:table-cell>
        </table:table-row>
        <table:table-row table:style-name="Table14.1">
          <table:table-cell table:style-name="Table14.A1" office:value-type="string">
            <text:p text:style-name="P30">Publication of further assessment documents</text:p>
          </table:table-cell>
          <table:table-cell table:style-name="Table14.B1" office:value-type="string">
            <text:p text:style-name="P57">«Insert Time, Date, Month, Year of #12»</text:p>
          </table:table-cell>
        </table:table-row>
        <table:table-row table:style-name="Table14.1">
          <table:table-cell table:style-name="Table14.A1" office:value-type="string">
            <text:p text:style-name="P30">Closing date for written proposals</text:p>
          </table:table-cell>
          <table:table-cell table:style-name="Table14.B1" office:value-type="string">
            <text:p text:style-name="P57">«Insert Time, Date, Month, Year of #13»</text:p>
          </table:table-cell>
        </table:table-row>
        <table:table-row table:style-name="Table14.1">
          <table:table-cell table:style-name="Table14.A1" office:value-type="string">
            <text:p text:style-name="P30">Supplier presentations (if applicable)</text:p>
          </table:table-cell>
          <table:table-cell table:style-name="Table14.B1" office:value-type="string">
            <text:p text:style-name="P57">«Insert Time, Date, Month, Year of #7»</text:p>
          </table:table-cell>
        </table:table-row>
        <table:table-row table:style-name="Table14.1">
          <table:table-cell table:style-name="Table14.A1" office:value-type="string">
            <text:p text:style-name="P30">Evaluation of further assessment responses</text:p>
          </table:table-cell>
          <table:table-cell table:style-name="Table14.B1" office:value-type="string">
            <text:p text:style-name="P57">«Insert Time, Date, Month, Year of #14»</text:p>
          </table:table-cell>
        </table:table-row>
        <table:table-row table:style-name="Table14.1">
          <table:table-cell table:style-name="Table14.A11" office:value-type="string">
            <text:p text:style-name="P30">Standstill period (if applicable)</text:p>
          </table:table-cell>
          <table:table-cell table:style-name="Table14.B11" office:value-type="string">
            <text:p text:style-name="P57">«Insert Time, Date, Month, Year of #8 conditional»</text:p>
          </table:table-cell>
        </table:table-row>
        <table:table-row table:style-name="Table14.1">
          <table:table-cell table:style-name="Table14.A12" office:value-type="string">
            <text:p text:style-name="P30">Contract award</text:p>
          </table:table-cell>
          <table:table-cell table:style-name="Table14.B11" office:value-type="string">
            <text:p text:style-name="P57">«Insert Time, Date, Month, Year of #9»</text:p>
          </table:table-cell>
        </table:table-row>
        <table:table-row table:style-name="Table14.1">
          <table:table-cell table:style-name="Table14.A13" office:value-type="string">
            <text:p text:style-name="P30">Contract signature</text:p>
          </table:table-cell>
          <table:table-cell table:style-name="Table14.B11" office:value-type="string">
            <text:p text:style-name="P57">«Insert Time, Date, Month, Year of #10»</text:p>
          </table:table-cell>
        </table:table-row>
        <table:table-row table:style-name="Table14.1">
          <table:table-cell table:style-name="Table14.A14" office:value-type="string">
            <text:p text:style-name="P30">Contract start</text:p>
          </table:table-cell>
          <table:table-cell table:style-name="Table14.B11" office:value-type="string">
            <text:p text:style-name="P57">«Insert Time, Date, Month, Year of #11»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adornments="Regular" style:font-pitch="variable" style:font-charset="x-symbol"/>
    <style:font-face style:name="apple-system" svg:font-family="apple-system, system-ui, 'Segoe UI', system-ui, 'Apple Color Emoji', 'Segoe UI Emoji', 'Segoe UI Web', sans-serif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IN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IN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font-size="12pt" fo:language="en" fo:country="GB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annotation_20_text" style:display-name="annotation text" style:family="paragraph" style:parent-style-name="Standard" loext:linked-style-name="Comment_20_Text_20_Char"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loext:linked-style-name="Footer_20_Char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hyphenation-ladder-count="no-limit" fo:text-indent="0cm" style:auto-text-indent="false" style:vertical-align="baseline"/>
      <style:text-properties style:font-name="Calibri" fo:font-family="Calibri" style:font-family-generic="roman" style:font-pitch="variable" fo:font-size="12.5pt" style:font-name-asian="Calibri1" style:font-family-asian="Calibri" style:font-family-generic-asian="system" style:font-pitch-asian="variable" style:font-size-asian="12.5pt" style:font-name-complex="Times New Roman" style:font-family-complex="'Times New Roman'" style:font-family-generic-complex="system" style:font-pitch-complex="variable" style:font-size-complex="11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fo:hyphenation-ladder-count="no-limit"/>
      <style:text-properties fo:font-size="12.5pt" style:font-size-asian="12.5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2f5496" loext:opacity="100%" style:font-name="Calibri Light" fo:font-family="'Calibri Light'" style:font-family-generic="roman" style:font-pitch="variable" fo:font-size="16pt" fo:language="en" fo:country="GB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 loext:linked-style-name="annotation_20_text">
      <style:text-properties fo:font-size="10pt" fo:language="en" fo:country="GB" style:font-size-asian="10pt" style:font-size-complex="10pt"/>
    </style:style>
    <style:style style:name="Footer_20_Char" style:display-name="Footer Char" style:family="text" style:parent-style-name="Default_20_Paragraph_20_Font" loext:linked-style-name="Footer">
      <style:text-properties fo:font-size="12pt" fo:language="en" fo:country="GB" style:font-size-asian="12pt" style:font-size-complex="12pt"/>
    </style:style>
    <style:style style:name="ListLabel_20_1" style:display-name="ListLabel 1" style:family="text">
      <style:text-properties fo:color="#000000" loext:opacity="100%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Numbering_20_Symbols" style:display-name="Numbering Symbols" style:family="text"/>
    <style:style style:name="ListLabel_20_10" style:display-name="ListLabel 10" style:family="text">
      <style:text-properties fo:color="#000000" loext:opacity="100%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Arial" fo:font-size="10pt" style:font-size-asian="10pt" style:font-name-complex="Arial1"/>
    </style:style>
    <style:style style:name="MT2" style:family="text">
      <style:text-properties fo:color="#0000cc" loext:opacity="100%" style:font-name="Arial" fo:font-size="10pt" fo:background-color="#ffffff" loext:char-shading-value="0" style:font-size-asian="10pt" style:font-name-complex="Arial1" style:font-size-complex="10pt" style:font-weight-complex="bold"/>
    </style:style>
    <style:style style:name="MT3" style:family="text">
      <style:text-properties fo:color="#0000cc" loext:opacity="100%" fo:font-size="10pt" style:font-size-asian="10pt" style:font-size-complex="12.5pt" style:font-weight-complex="bold"/>
    </style:style>
    <style:page-layout style:name="Mpm1">
      <style:page-layout-properties fo:page-width="21.001cm" fo:page-height="29.7cm" style:num-format="1" style:print-orientation="portrait" fo:margin-top="2.54cm" fo:margin-bottom="1.249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19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span text:style-name="MT1">Further Competition Bid Pack Att1</text:span><text:span text:style-name="MT2">«version»</text:span><text:span text:style-name="MT1"><text:tab/><text:tab/></text:span><text:span text:style-name="MT2">«System Document Publish date»</text:span></text:p>
        <text:p text:style-name="Footer"><text:span text:style-name="MT1">Ref: </text:span><text:span text:style-name="MT3">«Insert Event id»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harma thalanki</meta:initial-creator>
    <meta:editing-cycles>44</meta:editing-cycles>
    <meta:creation-date>2022-10-04T10:35:00</meta:creation-date>
    <dc:date>2022-10-24T13:15:26.954101805</dc:date>
    <meta:editing-duration>PT4H42M11S</meta:editing-duration>
    <meta:generator>LibreOffice/7.4.1.2$MacOSX_AARCH64 LibreOffice_project/3c58a8f3a960df8bc8fd77b461821e42c061c5f0</meta:generator>
    <meta:document-statistic meta:table-count="12" meta:image-count="0" meta:object-count="0" meta:page-count="5" meta:paragraph-count="148" meta:word-count="685" meta:character-count="5082" meta:non-whitespace-character-count="4540"/>
    <meta:user-defined meta:name="AppVersion">16.0000</meta:user-defined>
    <meta:template xlink:type="simple" xlink:actuate="onRequest" xlink:title="Normal" xlink:href=""/>
  </office:meta>
</office:document-meta>
</file>